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0.528cm" fo:min-width="0.27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0.448cm" fo:min-width="0.19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0.448cm" fo:min-width="0.19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ff8000" draw:marker-start-width="0.321cm" draw:marker-end-width="0.321cm" draw:fill-color="#ffff00" draw:textarea-horizontal-align="justify" draw:textarea-vertical-align="middle" draw:auto-grow-height="false" fo:min-height="0.85cm" fo:min-width="0.6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ff8000" draw:marker-start-width="0.321cm" draw:marker-end-width="0.321cm" draw:fill-color="#ffff00" draw:textarea-horizontal-align="justify" draw:textarea-vertical-align="middle" draw:auto-grow-height="false" fo:min-height="0.77cm" fo:min-width="0.52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1cm" svg:height="1.1cm" svg:x="9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1cm" svg:height="1.1cm" svg:x="9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1cm" svg:height="1.1cm" svg:x="9.4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cm" svg:height="1.1cm" svg:x="9.402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1cm" svg:height="1.1cm" svg:x="15.5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1cm" svg:height="1.1cm" svg:x="15.50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1cm" svg:height="1.1cm" svg:x="15.5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1cm" svg:height="1.1cm" svg:x="15.502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1cm" svg:height="1.1cm" svg:x="21.6cm" svg:y="7.4cm">
          <text:p text:style-name="P2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1.1cm" svg:height="1.1cm" svg:x="3.3cm" svg:y="3.7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1.1cm" svg:height="1.1cm" svg:x="3.3cm" svg:y="10.9cm">
          <text:p text:style-name="P2">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4.4cm" svg:y1="4.25cm" svg:x2="9.4cm" svg:y2="3.55cm" draw:start-shape="id1" draw:start-glue-point="1" draw:end-shape="id2" draw:end-glue-point="6" svg:d="M4400 4250l5000-700" svg:viewBox="0 0 5001 701">
          <text:p/>
        </draw:connector>
        <draw:connector draw:style-name="gr6" draw:text-style-name="P4" draw:layer="layout" draw:type="line" svg:x1="4.4cm" svg:y1="4.25cm" svg:x2="9.401cm" svg:y2="4.951cm" draw:start-shape="id1" draw:start-glue-point="1" draw:end-shape="id3" draw:end-glue-point="6" svg:d="M4400 4250l5001 701" svg:viewBox="0 0 5002 702">
          <text:p/>
        </draw:connector>
        <draw:connector draw:style-name="gr6" draw:text-style-name="P4" draw:layer="layout" draw:type="line" svg:x1="4.4cm" svg:y1="11.45cm" svg:x2="9.402cm" svg:y2="10.752cm" draw:start-shape="id4" draw:start-glue-point="1" draw:end-shape="id5" draw:end-glue-point="6" svg:d="M4400 11450l5002-698" svg:viewBox="0 0 5003 699">
          <text:p/>
        </draw:connector>
        <draw:connector draw:style-name="gr6" draw:text-style-name="P4" draw:layer="layout" draw:type="line" svg:x1="4.4cm" svg:y1="11.45cm" svg:x2="9.402cm" svg:y2="12.152cm" draw:start-shape="id4" draw:start-glue-point="1" draw:end-shape="id6" draw:end-glue-point="6" svg:d="M4400 11450l5002 702" svg:viewBox="0 0 5003 703">
          <text:p/>
        </draw:connector>
        <draw:connector draw:style-name="gr6" draw:text-style-name="P4" draw:layer="layout" draw:type="line" svg:x1="10.5cm" svg:y1="3.55cm" svg:x2="15.501cm" svg:y2="5.85cm" draw:start-shape="id2" draw:start-glue-point="10" draw:end-shape="id7" draw:end-glue-point="6" svg:d="M10500 3550l5001 2300" svg:viewBox="0 0 5002 2301">
          <text:p/>
        </draw:connector>
        <draw:connector draw:style-name="gr6" draw:text-style-name="P4" draw:layer="layout" draw:type="line" svg:x1="10.5cm" svg:y1="3.55cm" svg:x2="15.501cm" svg:y2="7.25cm" draw:start-shape="id2" draw:start-glue-point="10" draw:end-shape="id8" draw:end-glue-point="6" svg:d="M10500 3550l5001 3700" svg:viewBox="0 0 5002 3701">
          <text:p/>
        </draw:connector>
        <draw:connector draw:style-name="gr6" draw:text-style-name="P4" draw:layer="layout" draw:type="line" svg:x1="10.5cm" svg:y1="3.55cm" svg:x2="15.501cm" svg:y2="8.65cm" draw:start-shape="id2" draw:start-glue-point="10" draw:end-shape="id9" draw:end-glue-point="6" svg:d="M10500 3550l5001 5100" svg:viewBox="0 0 5002 5101">
          <text:p/>
        </draw:connector>
        <draw:connector draw:style-name="gr6" draw:text-style-name="P4" draw:layer="layout" draw:type="line" svg:x1="10.5cm" svg:y1="3.55cm" svg:x2="15.502cm" svg:y2="10.051cm" draw:start-shape="id2" draw:start-glue-point="10" draw:end-shape="id10" draw:end-glue-point="6" svg:d="M10500 3550l5002 6501" svg:viewBox="0 0 5003 6502">
          <text:p/>
        </draw:connector>
        <draw:connector draw:style-name="gr6" draw:text-style-name="P4" draw:layer="layout" draw:type="line" svg:x1="10.501cm" svg:y1="4.951cm" svg:x2="15.501cm" svg:y2="5.85cm" draw:start-shape="id3" draw:start-glue-point="10" draw:end-shape="id7" draw:end-glue-point="6" svg:d="M10501 4951l5000 899" svg:viewBox="0 0 5001 900">
          <text:p/>
        </draw:connector>
        <draw:connector draw:style-name="gr6" draw:text-style-name="P4" draw:layer="layout" draw:type="line" svg:x1="10.501cm" svg:y1="4.951cm" svg:x2="15.501cm" svg:y2="7.25cm" draw:start-shape="id3" draw:end-shape="id8" draw:end-glue-point="6" svg:d="M10501 4951l5000 2299" svg:viewBox="0 0 5001 2300">
          <text:p/>
        </draw:connector>
        <draw:connector draw:style-name="gr6" draw:text-style-name="P4" draw:layer="layout" draw:type="line" svg:x1="10.501cm" svg:y1="4.951cm" svg:x2="15.501cm" svg:y2="8.65cm" draw:start-shape="id3" draw:start-glue-point="10" draw:end-shape="id9" draw:end-glue-point="6" svg:d="M10501 4951l5000 3699" svg:viewBox="0 0 5001 3700">
          <text:p/>
        </draw:connector>
        <draw:connector draw:style-name="gr6" draw:text-style-name="P4" draw:layer="layout" draw:type="line" svg:x1="10.501cm" svg:y1="4.951cm" svg:x2="15.502cm" svg:y2="10.051cm" draw:start-shape="id3" draw:start-glue-point="10" draw:end-shape="id10" draw:end-glue-point="6" svg:d="M10501 4951l5001 5100" svg:viewBox="0 0 5002 5101">
          <text:p/>
        </draw:connector>
        <draw:connector draw:style-name="gr6" draw:text-style-name="P4" draw:layer="layout" draw:type="line" svg:x1="10.502cm" svg:y1="10.752cm" svg:x2="15.501cm" svg:y2="5.85cm" draw:start-shape="id5" draw:start-glue-point="10" draw:end-shape="id7" draw:end-glue-point="6" svg:d="M10502 10752l4999-4902" svg:viewBox="0 0 5000 4903">
          <text:p/>
        </draw:connector>
        <draw:connector draw:style-name="gr6" draw:text-style-name="P4" draw:layer="layout" draw:type="line" svg:x1="10.502cm" svg:y1="10.752cm" svg:x2="15.501cm" svg:y2="7.25cm" draw:start-shape="id5" draw:start-glue-point="10" draw:end-shape="id8" draw:end-glue-point="6" svg:d="M10502 10752l4999-3502" svg:viewBox="0 0 5000 3503">
          <text:p/>
        </draw:connector>
        <draw:connector draw:style-name="gr6" draw:text-style-name="P4" draw:layer="layout" draw:type="line" svg:x1="10.502cm" svg:y1="10.752cm" svg:x2="15.501cm" svg:y2="8.65cm" draw:start-shape="id5" draw:start-glue-point="10" draw:end-shape="id9" draw:end-glue-point="6" svg:d="M10502 10752l4999-2102" svg:viewBox="0 0 5000 2103">
          <text:p/>
        </draw:connector>
        <draw:connector draw:style-name="gr6" draw:text-style-name="P4" draw:layer="layout" draw:type="line" svg:x1="10.502cm" svg:y1="10.752cm" svg:x2="15.502cm" svg:y2="10.051cm" draw:start-shape="id5" draw:start-glue-point="10" draw:end-shape="id10" draw:end-glue-point="6" svg:d="M10502 10752l5000-701" svg:viewBox="0 0 5001 702">
          <text:p/>
        </draw:connector>
        <draw:connector draw:style-name="gr6" draw:text-style-name="P4" draw:layer="layout" draw:type="line" svg:x1="10.502cm" svg:y1="12.152cm" svg:x2="15.502cm" svg:y2="10.051cm" draw:start-shape="id6" draw:start-glue-point="10" draw:end-shape="id10" draw:end-glue-point="6" svg:d="M10502 12152l5000-2101" svg:viewBox="0 0 5001 2102">
          <text:p/>
        </draw:connector>
        <draw:connector draw:style-name="gr6" draw:text-style-name="P4" draw:layer="layout" draw:type="line" svg:x1="10.502cm" svg:y1="12.152cm" svg:x2="15.501cm" svg:y2="8.65cm" draw:start-shape="id6" draw:start-glue-point="10" draw:end-shape="id9" draw:end-glue-point="6" svg:d="M10502 12152l4999-3502" svg:viewBox="0 0 5000 3503">
          <text:p/>
        </draw:connector>
        <draw:connector draw:style-name="gr6" draw:text-style-name="P4" draw:layer="layout" draw:type="line" svg:x1="10.502cm" svg:y1="12.152cm" svg:x2="15.501cm" svg:y2="7.25cm" draw:start-shape="id6" draw:start-glue-point="10" draw:end-shape="id8" draw:end-glue-point="6" svg:d="M10502 12152l4999-4902" svg:viewBox="0 0 5000 4903">
          <text:p/>
        </draw:connector>
        <draw:connector draw:style-name="gr6" draw:text-style-name="P4" draw:layer="layout" draw:type="line" svg:x1="10.502cm" svg:y1="12.152cm" svg:x2="15.501cm" svg:y2="5.85cm" draw:start-shape="id6" draw:start-glue-point="10" draw:end-shape="id7" draw:end-glue-point="6" svg:d="M10502 12152l4999-6302" svg:viewBox="0 0 5000 6303">
          <text:p/>
        </draw:connector>
        <draw:connector draw:style-name="gr6" draw:text-style-name="P4" draw:layer="layout" draw:type="line" svg:x1="16.602cm" svg:y1="10.051cm" svg:x2="21.6cm" svg:y2="7.95cm" draw:start-shape="id10" draw:start-glue-point="10" draw:end-shape="id11" draw:end-glue-point="6" svg:d="M16602 10051l4998-2101" svg:viewBox="0 0 4999 2102">
          <text:p/>
        </draw:connector>
        <draw:connector draw:style-name="gr6" draw:text-style-name="P4" draw:layer="layout" draw:type="line" svg:x1="16.601cm" svg:y1="8.65cm" svg:x2="21.6cm" svg:y2="7.95cm" draw:start-shape="id9" draw:start-glue-point="10" draw:end-shape="id11" draw:end-glue-point="6" svg:d="M16601 8650l4999-700" svg:viewBox="0 0 5000 701">
          <text:p/>
        </draw:connector>
        <draw:connector draw:style-name="gr6" draw:text-style-name="P4" draw:layer="layout" draw:type="line" svg:x1="16.601cm" svg:y1="7.25cm" svg:x2="21.6cm" svg:y2="7.95cm" draw:start-shape="id8" draw:start-glue-point="10" draw:end-shape="id11" draw:end-glue-point="6" svg:d="M16601 7250l4999 700" svg:viewBox="0 0 5000 701">
          <text:p/>
        </draw:connector>
        <draw:connector draw:style-name="gr6" draw:text-style-name="P4" draw:layer="layout" draw:type="line" svg:x1="16.601cm" svg:y1="5.85cm" svg:x2="21.6cm" svg:y2="7.95cm" draw:start-shape="id7" draw:start-glue-point="10" draw:end-shape="id11" draw:end-glue-point="6" svg:d="M16601 5850l4999 2100" svg:viewBox="0 0 5000 2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" draw:display-name="Linienspitzen 3" svg:viewBox="0 0 20 20" svg:d="M0 20l10-20 10 20z"/>
    <draw:marker draw:name="Linienspitzen_20_30" draw:display-name="Linienspitzen 30" svg:viewBox="0 0 20 20" svg:d="M0 20l10-20 10 20z"/>
    <draw:marker draw:name="Linienspitzen_20_31" draw:display-name="Linienspitzen 31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1T09:46:17.572045526</meta:creation-date>
    <dc:date>2020-08-11T09:56:01.320653189</dc:date>
    <meta:editing-duration>PT9M44S</meta:editing-duration>
    <meta:editing-cycles>1</meta:editing-cycles>
    <meta:document-statistic meta:object-count="35"/>
    <meta:generator>LibreOffice/7.0.0.2$Linux_X86_64 LibreOffice_project/00$Build-2</meta:generator>
  </office:meta>
</office:document-meta>
</file>